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====== General Setup ======</text:p>
      <text:p text:style-name="P2"># Hyprland configuration file with additional enhancements</text:p>
      <text:p text:style-name="P2"/>
      <text:p text:style-name="P2">$meowrch = $HOME/.config/meowrch/meowrch.py</text:p>
      <text:p text:style-name="P2"/>
      <text:p text:style-name="P2"># Execute once on startup</text:p>
      <text:p text:style-name="P2">exec-once = $HOME/bin/resetxdgportal.sh</text:p>
      <text:p text:style-name="P2">exec-once = dbus-update-activation-environment --systemd WAYLAND_DISPLAY XDG_CURRENT_DESKTOP</text:p>
      <text:p text:style-name="P2">exec-once = dbus-update-activation-environment --systemd --all</text:p>
      <text:p text:style-name="P2">exec-once = systemctl --user import-environment WAYLAND_DISPLAY XDG_CURRENT_DESKTOP</text:p>
      <text:p text:style-name="P2">exec-once = $HOME/bin/polkitkdeauth.sh # Authentication dialogue for GUI apps</text:p>
      <text:p text:style-name="P2">exec-once = dunst # Notification daemon</text:p>
      <text:p text:style-name="P2">exec-once = hypridle # Idle management</text:p>
      <text:p text:style-name="P2">exec-once = swww init # Screen locking and wallpaper</text:p>
      <text:p text:style-name="P2">exec-once = udiskie --no-automount --smart-tray # Disk mounting tool</text:p>
      <text:p text:style-name="P2">exec-once = wl-paste --type text --watch cliphist store # Clipboard store text data</text:p>
      <text:p text:style-name="P2">exec-once = wl-paste --type image --watch cliphist store # Clipboard store image data</text:p>
      <text:p text:style-name="P2"/>
      <text:p text:style-name="P2"># Launch Waybar after setting theme and wallpaper</text:p>
      <text:p text:style-name="P2">exec-once = python $meowrch --action set-current-theme &amp;&amp; python $meowrch --action set-wallpaper &amp;&amp; waybar</text:p>
      <text:p text:style-name="P2"/>
      <text:p text:style-name="P2"># ====== Environment Variables ======</text:p>
      <text:p text:style-name="P2">env = XDG_CURRENT_DESKTOP,Hyprland</text:p>
      <text:p text:style-name="P2">env = XDG_SESSION_TYPE,wayland</text:p>
      <text:p text:style-name="P2">env = XDG_SESSION_DESKTOP,Hyprland</text:p>
      <text:p text:style-name="P2">exec-once = sh -c 'function shenv() { export "$1=$2"; }; source ~/.env;'</text:p>
      <text:p text:style-name="P2"/>
      <text:p text:style-name="P2"># ====== Input Configuration ======</text:p>
      <text:p text:style-name="P2">input {</text:p>
      <text:p text:style-name="P2"><text:s text:c="3"/>kb_layout = us,ru</text:p>
      <text:p text:style-name="P2"><text:s text:c="3"/>kb_options = grp:alt_shift_toggle</text:p>
      <text:p text:style-name="P2"><text:s text:c="3"/>follow_mouse = 1</text:p>
      <text:p text:style-name="P2"/>
      <text:p text:style-name="P2"><text:s text:c="3"/>touchpad {</text:p>
      <text:p text:style-name="P2"><text:s text:c="7"/>natural_scroll = no</text:p>
      <text:p text:style-name="P2"><text:s text:c="3"/>}</text:p>
      <text:p text:style-name="P2"/>
      <text:p text:style-name="P2"><text:soft-page-break/><text:s text:c="3"/>sensitivity = 0</text:p>
      <text:p text:style-name="P2"><text:s text:c="3"/>force_no_accel = 1</text:p>
      <text:p text:style-name="P2">}</text:p>
      <text:p text:style-name="P2"/>
      <text:p text:style-name="P2"># Configure mouse device</text:p>
      <text:p text:style-name="P2">device {</text:p>
      <text:p text:style-name="P2"><text:s text:c="3"/>name = epic mouse V1</text:p>
      <text:p text:style-name="P2"><text:s text:c="3"/>sensitivity = 0</text:p>
      <text:p text:style-name="P2">}</text:p>
      <text:p text:style-name="P2"/>
      <text:p text:style-name="P2"># Gestures configuration</text:p>
      <text:p text:style-name="P2">gestures {</text:p>
      <text:p text:style-name="P2"><text:s text:c="3"/>workspace_swipe = true</text:p>
      <text:p text:style-name="P2"><text:s text:c="3"/>workspace_swipe_fingers = 3</text:p>
      <text:p text:style-name="P2">}</text:p>
      <text:p text:style-name="P2"/>
      <text:p text:style-name="P2"># ====== Window Management ======</text:p>
      <text:p text:style-name="P2"># Dwindle layout (tiling and window rules)</text:p>
      <text:p text:style-name="P2">dwindle {</text:p>
      <text:p text:style-name="P2"><text:s text:c="3"/>pseudotile = yes</text:p>
      <text:p text:style-name="P2"><text:s text:c="3"/>preserve_split = yes</text:p>
      <text:p text:style-name="P2">}</text:p>
      <text:p text:style-name="P2"/>
      <text:p text:style-name="P2"># Master layout (for floating windows)</text:p>
      <text:p text:style-name="P2">master {</text:p>
      <text:p text:style-name="P2"><text:s text:c="3"/>new_status = master</text:p>
      <text:p text:style-name="P2">}</text:p>
      <text:p text:style-name="P2"/>
      <text:p text:style-name="P2"># Misc settings</text:p>
      <text:p text:style-name="P2">misc {</text:p>
      <text:p text:style-name="P2"><text:s text:c="3"/>vrr = 0</text:p>
      <text:p text:style-name="P2"><text:s text:c="3"/>disable_hyprland_logo = true</text:p>
      <text:p text:style-name="P2"><text:s text:c="3"/>disable_splash_rendering = true</text:p>
      <text:p text:style-name="P2"><text:s text:c="3"/>force_default_wallpaper = 0</text:p>
      <text:p text:style-name="P2">}</text:p>
      <text:p text:style-name="P2"/>
      <text:p text:style-name="P2"># Xwayland settings (for X apps)</text:p>
      <text:p text:style-name="P2">xwayland {</text:p>
      <text:p text:style-name="P2"><text:s text:c="3"/>force_zero_scaling = true</text:p>
      <text:p text:style-name="P2">}</text:p>
      <text:p text:style-name="P2"/>
      <text:p text:style-name="P2"># ====== Sources (config files) ======</text:p>
      <text:p text:style-name="P2">source = ~/.config/hypr/animations.conf</text:p>
      <text:p text:style-name="P2">source = ~/.config/hypr/keybindings.conf</text:p>
      <text:p text:style-name="P2">source = ~/.config/hypr/windowrules.conf</text:p>
      <text:p text:style-name="P2"><text:soft-page-break/>source = ~/.config/hypr/theme.conf</text:p>
      <text:p text:style-name="P2">source = ~/.config/hypr/nvidia.conf</text:p>
      <text:p text:style-name="P2">source = ~/.config/hypr/monitors.conf</text:p>
      <text:p text:style-name="P2">source = ~/.config/hypr/custom-prefs.conf</text:p>
      <text:p text:style-name="P2"/>
      <text:p text:style-name="P2"># ====== Performance &amp; Utility Enhancements ======</text:p>
      <text:p text:style-name="P2"/>
      <text:p text:style-name="P2"># Auto-blue light adjustment using redshift</text:p>
      <text:p text:style-name="P2">exec-once = redshift -O 4000 # Adjust color temperature</text:p>
      <text:p text:style-name="P2"/>
      <text:p text:style-name="P2"># Automatic color temperature adjustment with gammastep (if desired)</text:p>
      <text:p text:style-name="P2">exec-once = gammastep</text:p>
      <text:p text:style-name="P2"/>
      <text:p text:style-name="P2"># Screen brightness control (using light or brightnessctl)</text:p>
      <text:p text:style-name="P2">exec-once = light -S 50 <text:s/># Set brightness to 50%</text:p>
      <text:p text:style-name="P2"/>
      <text:p text:style-name="P2"># Set up wayland display configuration tool (for multi-monitor setups)</text:p>
      <text:p text:style-name="P2">exec-once = wdisplays</text:p>
      <text:p text:style-name="P2"/>
      <text:p text:style-name="P2"># Add animations for windows (wiggle)</text:p>
      <text:p text:style-name="P2">exec-once = wiggle</text:p>
      <text:p text:style-name="P2"/>
      <text:p text:style-name="P2"># Clipboard manager (copyq) for clipboard history</text:p>
      <text:p text:style-name="P2">exec-once = copyq</text:p>
      <text:p text:style-name="P2"/>
      <text:p text:style-name="P2"># Real-time monitor for clipboard content (wl-paste)</text:p>
      <text:p text:style-name="P2">exec-once = wl-paste --type text --watch cliphist store</text:p>
      <text:p text:style-name="P2">exec-once = wl-paste --type image --watch cliphist store</text:p>
      <text:p text:style-name="P2"/>
      <text:p text:style-name="P2"># ==== Screenshot utility (grim + slurp) ====</text:p>
      <text:p text:style-name="P2"># Capture a screenshot of a region using slurp + grim</text:p>
      <text:p text:style-name="P2">exec-once = slurp | grim</text:p>
      <text:p text:style-name="P2"/>
      <text:p text:style-name="P2"># ==== Power management tool (TLP) ====</text:p>
      <text:p text:style-name="P2"># Optimize power management (useful for laptops)</text:p>
      <text:p text:style-name="P2">exec-once = tlp start</text:p>
      <text:p text:style-name="P2"/>
      <text:p text:style-name="P2"># ==== Wayland-Specific Utilities ====</text:p>
      <text:p text:style-name="P2"># Use swaylock for a customizable lock screen</text:p>
      <text:p text:style-name="P2">exec-once = swaylock</text:p>
      <text:p text:style-name="P2"/>
      <text:p text:style-name="P2"># Media controls (mpv for YouTube streaming, mpv controls)</text:p>
      <text:p text:style-name="P2">exec-once = mpv https://www.youtube.com/watch?v=some_video_id</text:p>
      <text:p text:style-name="P2"><text:soft-page-break/></text:p>
      <text:p text:style-name="P2"># ====== Wayland-Specific Layouts and Effects ======</text:p>
      <text:p text:style-name="P2"># Wayfire for additional effects (optional)</text:p>
      <text:p text:style-name="P2">exec-once = wayfire</text:p>
      <text:p text:style-name="P2"/>
      <text:p text:style-name="P2"># Interactive wallpaper manager (swaybg or swww)</text:p>
      <text:p text:style-name="P2">exec-once = swaybg -i /path/to/wallpaper.jpg</text:p>
      <text:p text:style-name="P2"/>
      <text:p text:style-name="P2"># ====== Notifications and System Alerts ======</text:p>
      <text:p text:style-name="P2"/>
      <text:p text:style-name="P2"># Use dunst for system notifications</text:p>
      <text:p text:style-name="P2">exec-once = dunst</text:p>
      <text:p text:style-name="P2"/>
      <text:p text:style-name="P2"># Swaylock for secure screen locking</text:p>
      <text:p text:style-name="P2">exec-once = swaylock</text:p>
      <text:p text:style-name="P2"/>
      <text:p text:style-name="P2"># Network status widget (for Waybar)</text:p>
      <text:p text:style-name="P2">exec-once = waybar-network</text:p>
      <text:p text:style-name="P2"/>
      <text:p text:style-name="P2"># Media Player Remote Interface (MPRIS) for music controls (works with Spotify, mpv, etc.)</text:p>
      <text:p text:style-name="P2">exec-once = mpris</text:p>
      <text:p text:style-name="P2"/>
      <text:p text:style-name="P2"># ====== Additional Keybindings &amp; Scripts ======</text:p>
      <text:p text:style-name="P2"/>
      <text:p text:style-name="P2"># Example custom keybinding for window switching (with rofi)</text:p>
      <text:p text:style-name="P2">exec-once = rofi -show window</text:p>
      <text:p text:style-name="P2"/>
      <text:p text:style-name="P2"># Monitor and manage system logs in real-time with rofi</text:p>
      <text:p text:style-name="P2">exec-once = watch -n 1 "cat /proc/meminfo" | rofi -dmenu</text:p>
      <text:p text:style-name="P2"/>
      <text:p text:style-name="P2"># ====== Monitor Configuration ======</text:p>
      <text:p text:style-name="P2"># Set monitor layout (multi-monitor support)</text:p>
      <text:p text:style-name="P2">source = ~/.config/hypr/monitors.conf</text:p>
      <text:p text:style-name="P2"/>
      <text:p text:style-name="P2"># ====== Custom Preferences ======</text:p>
      <text:p text:style-name="P2">source = ~/.config/hypr/custom-prefs.conf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4-12-30T13:46:07.671903717</dc:date>
    <meta:editing-duration>PT1M35S</meta:editing-duration>
    <meta:editing-cycles>1</meta:editing-cycles>
    <meta:document-statistic meta:table-count="0" meta:image-count="0" meta:object-count="0" meta:page-count="4" meta:paragraph-count="123" meta:word-count="635" meta:character-count="4439" meta:non-whitespace-character-count="3878"/>
  </office:meta>
</office:document-meta>
</file>